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2.683cm" svg:height="1.303cm" svg:x="13.733cm" svg:y="0.1cm">
          <text:p text:style-name="P1">0,0,0,0</text:p>
        </draw:ellipse>
        <draw:ellipse draw:style-name="gr1" draw:text-style-name="P1" draw:layer="layout" svg:width="2.683cm" svg:height="1.328cm" svg:x="1.308cm" svg:y="9.415cm">
          <text:p text:style-name="P1">1,1,0,0</text:p>
        </draw:ellipse>
        <draw:ellipse draw:style-name="gr1" draw:text-style-name="P1" draw:layer="layout" svg:width="2.682cm" svg:height="1.303cm" svg:x="6.284cm" svg:y="9.389cm">
          <text:p text:style-name="P1">1,0,1,0</text:p>
        </draw:ellipse>
        <draw:ellipse draw:style-name="gr1" draw:text-style-name="P1" draw:layer="layout" svg:width="2.684cm" svg:height="1.303cm" svg:x="16.221cm" svg:y="4.443cm">
          <text:p text:style-name="P1">0,0,1,0</text:p>
        </draw:ellipse>
        <draw:ellipse draw:style-name="gr1" draw:text-style-name="P1" draw:layer="layout" svg:width="2.683cm" svg:height="1.302cm" svg:x="26.172cm" svg:y="9.345cm">
          <text:p text:style-name="P1">0,0,1,1</text:p>
        </draw:ellipse>
        <draw:ellipse draw:style-name="gr1" draw:text-style-name="P1" draw:layer="layout" svg:width="2.682cm" svg:height="1.302cm" svg:x="21.177cm" svg:y="4.464cm">
          <text:p text:style-name="P1">0,0,0,1</text:p>
        </draw:ellipse>
        <draw:ellipse draw:style-name="gr1" draw:text-style-name="P1" draw:layer="layout" svg:width="2.682cm" svg:height="1.302cm" svg:x="6.282cm" svg:y="4.468cm">
          <text:p text:style-name="P1">1,0,0,0</text:p>
        </draw:ellipse>
        <draw:ellipse draw:style-name="gr1" draw:text-style-name="P1" draw:layer="layout" svg:width="2.683cm" svg:height="1.302cm" svg:x="11.249cm" svg:y="4.467cm">
          <text:p text:style-name="P1">0,1,0,0</text:p>
        </draw:ellipse>
        <draw:ellipse draw:style-name="gr1" draw:text-style-name="P1" draw:layer="layout" svg:width="2.683cm" svg:height="1.303cm" svg:x="16.252cm" svg:y="9.416cm">
          <text:p text:style-name="P1">1,0,0,1</text:p>
        </draw:ellipse>
        <draw:ellipse draw:style-name="gr1" draw:text-style-name="P1" draw:layer="layout" svg:width="2.682cm" svg:height="1.303cm" svg:x="21.205cm" svg:y="9.392cm">
          <text:p text:style-name="P1">0,1,0,1</text:p>
        </draw:ellipse>
        <draw:ellipse draw:style-name="gr1" draw:text-style-name="P1" draw:layer="layout" svg:width="2.683cm" svg:height="1.302cm" svg:x="11.248cm" svg:y="9.366cm">
          <text:p text:style-name="P1">0,1,1,0</text:p>
        </draw:ellipse>
        <draw:ellipse draw:style-name="gr1" draw:text-style-name="P1" draw:layer="layout" svg:width="2.683cm" svg:height="1.303cm" svg:x="13.736cm" svg:y="18.697cm">
          <text:p text:style-name="P1">1,1,1,1</text:p>
        </draw:ellipse>
        <draw:ellipse draw:style-name="gr1" draw:text-style-name="P1" draw:layer="layout" svg:width="2.684cm" svg:height="1.302cm" svg:x="16.224cm" svg:y="14.469cm">
          <text:p text:style-name="P1">1,0,1,1</text:p>
        </draw:ellipse>
        <draw:ellipse draw:style-name="gr1" draw:text-style-name="P1" draw:layer="layout" svg:width="2.682cm" svg:height="1.303cm" svg:x="21.183cm" svg:y="14.419cm">
          <text:p text:style-name="P1">0,1,1,1</text:p>
        </draw:ellipse>
        <draw:ellipse draw:style-name="gr1" draw:text-style-name="P1" draw:layer="layout" svg:width="2.682cm" svg:height="1.302cm" svg:x="6.293cm" svg:y="14.444cm">
          <text:p text:style-name="P1">1,1,1,0</text:p>
        </draw:ellipse>
        <draw:ellipse draw:style-name="gr1" draw:text-style-name="P1" draw:layer="layout" svg:width="2.683cm" svg:height="1.303cm" svg:x="11.251cm" svg:y="14.367cm">
          <text:p text:style-name="P1">1,1,0,1</text:p>
        </draw:ellipse>
        <draw:line draw:style-name="gr2" draw:text-style-name="P1" draw:layer="layout" svg:x1="8.162cm" svg:y1="9.466cm" svg:x2="16.482cm" svg:y2="5.518cm">
          <text:p/>
        </draw:line>
        <draw:line draw:style-name="gr2" draw:text-style-name="P1" draw:layer="layout" svg:x1="13.93cm" svg:y1="19.06cm" svg:x2="7.606cm" svg:y2="15.769cm">
          <text:p/>
        </draw:line>
        <draw:line draw:style-name="gr2" draw:text-style-name="P1" draw:layer="layout" svg:x1="17.521cm" svg:y1="4.428cm" svg:x2="15.472cm" svg:y2="1.416cm">
          <text:p/>
        </draw:line>
        <draw:line draw:style-name="gr2" draw:text-style-name="P1" draw:layer="layout" svg:x1="12.564cm" svg:y1="4.455cm" svg:x2="14.561cm" svg:y2="1.392cm">
          <text:p/>
        </draw:line>
        <draw:line draw:style-name="gr2" draw:text-style-name="P1" draw:layer="layout" svg:x1="16.989cm" svg:y1="9.441cm" svg:x2="8.365cm" svg:y2="5.644cm">
          <text:p/>
        </draw:line>
        <draw:line draw:style-name="gr2" draw:text-style-name="P1" draw:layer="layout" svg:x1="7.607cm" svg:y1="9.39cm" svg:x2="7.631cm" svg:y2="5.795cm">
          <text:p/>
        </draw:line>
        <draw:line draw:style-name="gr2" draw:text-style-name="P1" draw:layer="layout" svg:x1="2.625cm" svg:y1="9.39cm" svg:x2="6.771cm" svg:y2="5.644cm">
          <text:p/>
        </draw:line>
        <draw:line draw:style-name="gr2" draw:text-style-name="P1" draw:layer="layout" svg:x1="21.819cm" svg:y1="9.492cm" svg:x2="13.498cm" svg:y2="5.568cm">
          <text:p/>
        </draw:line>
        <draw:line draw:style-name="gr2" draw:text-style-name="P1" draw:layer="layout" svg:x1="12.563cm" svg:y1="9.391cm" svg:x2="12.563cm" svg:y2="5.771cm">
          <text:p/>
        </draw:line>
        <draw:line draw:style-name="gr2" draw:text-style-name="P1" draw:layer="layout" svg:x1="3.13cm" svg:y1="9.442cm" svg:x2="11.628cm" svg:y2="5.569cm">
          <text:p/>
        </draw:line>
        <draw:line draw:style-name="gr2" draw:text-style-name="P1" draw:layer="layout" svg:x1="7.656cm" svg:y1="4.48cm" svg:x2="14.005cm" svg:y2="1.163cm">
          <text:p/>
        </draw:line>
        <draw:line draw:style-name="gr2" draw:text-style-name="P1" draw:layer="layout" svg:x1="18.431cm" svg:y1="5.618cm" svg:x2="26.549cm" svg:y2="9.516cm">
          <text:p/>
        </draw:line>
        <draw:line draw:style-name="gr2" draw:text-style-name="P1" draw:layer="layout" svg:x1="13.221cm" svg:y1="9.44cm" svg:x2="17.596cm" svg:y2="5.746cm">
          <text:p/>
        </draw:line>
        <draw:line draw:style-name="gr2" draw:text-style-name="P1" draw:layer="layout" svg:x1="18.379cm" svg:y1="9.542cm" svg:x2="21.744cm" svg:y2="5.645cm">
          <text:p/>
        </draw:line>
        <draw:line draw:style-name="gr2" draw:text-style-name="P1" draw:layer="layout" svg:x1="22.505cm" svg:y1="9.392cm" svg:x2="22.478cm" svg:y2="5.746cm">
          <text:p/>
        </draw:line>
        <draw:line draw:style-name="gr2" draw:text-style-name="P1" draw:layer="layout" svg:x1="23.539cm" svg:y1="5.568cm" svg:x2="27.485cm" svg:y2="9.315cm">
          <text:p/>
        </draw:line>
        <draw:line draw:style-name="gr2" draw:text-style-name="P1" draw:layer="layout" svg:x1="16.106cm" svg:y1="18.983cm" svg:x2="22.479cm" svg:y2="15.743cm">
          <text:p/>
        </draw:line>
        <draw:line draw:style-name="gr2" draw:text-style-name="P1" draw:layer="layout" svg:x1="15.6cm" svg:y1="18.781cm" svg:x2="17.52cm" svg:y2="15.769cm">
          <text:p/>
        </draw:line>
        <draw:line draw:style-name="gr2" draw:text-style-name="P1" draw:layer="layout" svg:x1="14.612cm" svg:y1="18.757cm" svg:x2="12.59cm" svg:y2="15.694cm">
          <text:p/>
        </draw:line>
        <draw:line draw:style-name="gr2" draw:text-style-name="P1" draw:layer="layout" svg:x1="17.522cm" svg:y1="4.429cm" svg:x2="15.473cm" svg:y2="1.417cm">
          <text:p/>
        </draw:line>
        <draw:line draw:style-name="gr2" draw:text-style-name="P1" draw:layer="layout" svg:x1="16.608cm" svg:y1="10.53cm" svg:x2="12.614cm" svg:y2="14.379cm">
          <text:p/>
        </draw:line>
        <draw:line draw:style-name="gr2" draw:text-style-name="P1" draw:layer="layout" svg:x1="3.284cm" svg:y1="10.632cm" svg:x2="11.551cm" svg:y2="14.605cm">
          <text:p/>
        </draw:line>
        <draw:line draw:style-name="gr2" draw:text-style-name="P1" draw:layer="layout" svg:x1="11.805cm" svg:y1="10.58cm" svg:x2="8.719cm" svg:y2="14.706cm">
          <text:p/>
        </draw:line>
        <draw:line draw:style-name="gr2" draw:text-style-name="P1" draw:layer="layout" svg:x1="7.656cm" svg:y1="10.682cm" svg:x2="7.656cm" svg:y2="14.453cm">
          <text:p/>
        </draw:line>
        <draw:line draw:style-name="gr2" draw:text-style-name="P1" draw:layer="layout" svg:x1="2.627cm" svg:y1="10.758cm" svg:x2="6.571cm" svg:y2="14.707cm">
          <text:p/>
        </draw:line>
        <draw:line draw:style-name="gr2" draw:text-style-name="P1" draw:layer="layout" svg:x1="22.528cm" svg:y1="10.732cm" svg:x2="22.529cm" svg:y2="14.404cm">
          <text:p/>
        </draw:line>
        <draw:line draw:style-name="gr2" draw:text-style-name="P1" draw:layer="layout" svg:x1="17.57cm" svg:y1="10.732cm" svg:x2="17.571cm" svg:y2="14.454cm">
          <text:p/>
        </draw:line>
        <draw:line draw:style-name="gr2" draw:text-style-name="P1" draw:layer="layout" svg:x1="21.668cm" svg:y1="10.554cm" svg:x2="13.752cm" svg:y2="14.681cm">
          <text:p/>
        </draw:line>
        <draw:line draw:style-name="gr2" draw:text-style-name="P1" draw:layer="layout" svg:x1="8.468cm" svg:y1="10.532cm" svg:x2="16.71cm" svg:y2="14.63cm">
          <text:p/>
        </draw:line>
        <draw:line draw:style-name="gr2" draw:text-style-name="P1" draw:layer="layout" svg:x1="13.577cm" svg:y1="10.431cm" svg:x2="21.819cm" svg:y2="14.528cm">
          <text:p/>
        </draw:line>
        <draw:line draw:style-name="gr2" draw:text-style-name="P1" draw:layer="layout" svg:x1="26.549cm" svg:y1="10.454cm" svg:x2="18.507cm" svg:y2="14.707cm">
          <text:p/>
        </draw:line>
        <draw:line draw:style-name="gr2" draw:text-style-name="P1" draw:layer="layout" svg:x1="27.508cm" svg:y1="10.682cm" svg:x2="23.488cm" svg:y2="14.63cm">
          <text:p/>
        </draw:line>
        <draw:line draw:style-name="gr2" draw:text-style-name="P1" draw:layer="layout" svg:x1="22.478cm" svg:y1="4.429cm" svg:x2="16.154cm" svg:y2="1.1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cm" fo:margin-right="0cm" fo:page-width="30cm" fo:page-height="20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tharina Borg</meta:initial-creator>
    <meta:creation-date>2010-05-04T09:35:28.75</meta:creation-date>
    <dc:date>2010-05-04T10:15:06.75</dc:date>
    <dc:creator>Katharina Borg</dc:creator>
    <meta:editing-duration>PT00H07M19S</meta:editing-duration>
    <meta:editing-cycles>3</meta:editing-cycles>
    <meta:generator>OpenOffice.org/3.2$Win32 OpenOffice.org_project/320m12$Build-9483</meta:generator>
    <meta:document-statistic meta:object-count="49"/>
  </office:meta>
</office:document-meta>
</file>